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11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9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5408" calcext:value-type="float">
            <text:p>-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8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7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6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5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4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3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2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5-02-0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12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11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10-3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9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6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6408" calcext:value-type="float">
            <text:p>-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5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4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3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2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4-01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12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11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10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9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8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7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456" calcext:value-type="float">
            <text:p>-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6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5-1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4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2192" calcext:value-type="float">
            <text:p>-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3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3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3-01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12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11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10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9-0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7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6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5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4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712" calcext:value-type="float">
            <text:p>-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3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2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2-01-1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12-1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11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10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7328" calcext:value-type="float">
            <text:p>-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09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08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1336" calcext:value-type="float">
            <text:p>-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24" calcext:value-type="float">
            <text:p>-6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04" calcext:value-type="float">
            <text:p>-4.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4" meta:object-count="0"/>
    <meta:user-defined meta:name="AppVersion">3.0</meta:user-defined>
  </office:meta>
</office:document-meta>
</file>